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BeanDefinitionParser.registerTransactionManager( Element element , Bean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pAutoProxyConfigurer.configureAutoProxyCreator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nnotationDrivenBeanDefinitionParser.registerJtaTransactionAspect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DrivenBeanDefinitionParser.parse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DrivenBeanDefinitionParser.registerTransactionalEventListenerFactory(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BeanDefinitionParser.registerTransactionAspect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